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2.45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map style:condition="cell-content()=0" style:apply-style-name="Bad" style:base-cell-address="'Rough - DCS FA18C'.B2"/>
    </style:style>
    <style:style style:name="ce8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10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17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1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20" style:family="table-cell" style:parent-style-name="Default" style:data-style-name="N99">
      <style:map style:condition="cell-content()=1" style:apply-style-name="Bad" style:base-cell-address="'Rough - DCS FA18C'.N2"/>
    </style:style>
    <style:style style:name="ce121" style:family="table-cell" style:parent-style-name="Default">
      <style:map style:condition="cell-content()=0" style:apply-style-name="Bad" style:base-cell-address="'Rough - Elite Dangerous'.B2"/>
    </style:style>
    <style:style style:name="ce12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7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29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1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ext-properties style:font-name="DejaVu Sans Mono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map style:condition="cell-content()=0" style:apply-style-name="Bad" style:base-cell-address="'Scratch - Commands'.D3"/>
    </style:style>
    <style:style style:name="ce14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4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4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normal" style:font-weight-asian="normal" style:font-weight-complex="normal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 style:font-size-asian="10pt" style:font-size-complex="10pt"/>
    </style:style>
    <style:style style:name="T26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weight="bold" fo:font-style="italic" style:font-size-asian="8pt" style:font-size-complex="8pt" style:font-weight-asian="bold" style:font-weight-complex="bold" style:font-style-asian="italic" style:font-style-complex="italic"/>
    </style:style>
    <style:style style:name="T2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italic" style:font-size-asian="8pt" style:font-size-complex="8pt" style:font-style-asian="italic" style:font-style-complex="italic" fo:font-weight="normal" style:font-weight-asian="normal" style:font-weight-complex="normal"/>
    </style:style>
    <style:style style:name="T2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bold" style:font-weight-asian="bold" style:font-weight-complex="bold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 style:font-size-asian="10pt" style:font-size-complex="10pt"/>
    </style:style>
    <style:style style:name="T30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10pt" style:font-size-complex="10pt" fo:font-weight="normal" fo:font-style="italic" style:font-weight-asian="normal" style:font-weight-complex="normal" style:font-style-asian="italic" style:font-style-complex="italic"/>
    </style:style>
    <style:style style:name="T3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7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T16KTR_<text:span text:style-name="T4">ST-2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6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9">Throttle-Paddle O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8]));OR(NOT(ISBLANK([.$F68]));OR(NOT(ISBLANK([.$G68]));NOT(ISBLANK([.$H68])))))" office:value-type="boolean" office:boolean-value="true" calcext:value-type="boolean">
            <text:p>TRUE</text:p>
          </table:table-cell>
          <table:table-cell table:style-name="ce112" table:formula="of:=OR(OR(OR(IF([.$P68]=1);IF([.$Q68]=1));IF([.$R68]=1));IF([.$S68]=1))" office:value-type="boolean" office:boolean-value="false" calcext:value-type="boolean">
            <text:p>FALSE</text:p>
          </table:table-cell>
          <table:table-cell table:style-name="ce113" table:formula="of:=AND(ISBLANK([.$E68]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I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J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K68])))" office:value-type="boolean" office:boolean-value="false" calcext:value-type="boolean">
            <text:p>FALSE</text:p>
          </table:table-cell>
          <table:table-cell table:style-name="ce115" table:formula="of:=AND(AND(ISBLANK([.$E68]);AND(ISBLANK([.$F68]);AND(ISBLANK([.$G68]);ISBLANK([.$H68]))));NOT(ISBLANK([.$L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9">Throttle-Paddle O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9">Throttle-Paddle O_U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9">Throttle-Paddle I_M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5]));OR(NOT(ISBLANK([.$F75]));OR(NOT(ISBLANK([.$G75]));NOT(ISBLANK([.$H75])))))" office:value-type="boolean" office:boolean-value="true" calcext:value-type="boolean">
            <text:p>TRUE</text:p>
          </table:table-cell>
          <table:table-cell table:style-name="ce112" table:formula="of:=OR(OR(OR(IF([.$P75]=1);IF([.$Q75]=1));IF([.$R75]=1));IF([.$S75]=1))" office:value-type="boolean" office:boolean-value="false" calcext:value-type="boolean">
            <text:p>FALSE</text:p>
          </table:table-cell>
          <table:table-cell table:style-name="ce113" table:formula="of:=AND(ISBLANK([.$E75]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I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J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K75])))" office:value-type="boolean" office:boolean-value="false" calcext:value-type="boolean">
            <text:p>FALSE</text:p>
          </table:table-cell>
          <table:table-cell table:style-name="ce115" table:formula="of:=AND(AND(ISBLANK([.$E75]);AND(ISBLANK([.$F75]);AND(ISBLANK([.$G75]);ISBLANK([.$H75]))));NOT(ISBLANK([.$L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9">Throttle-Paddle I_M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9">Throttle-Paddle I_D </text:span><text:span text:style-name="T10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9">Throttle-Paddle I_D </text:span><text:span text:style-name="T10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1]));OR(NOT(ISBLANK([.$F81]));OR(NOT(ISBLANK([.$G81]));NOT(ISBLANK([.$H81])))))" office:value-type="boolean" office:boolean-value="true" calcext:value-type="boolean">
            <text:p>TRUE</text:p>
          </table:table-cell>
          <table:table-cell table:style-name="ce112" table:formula="of:=OR(OR(OR(IF([.$P81]=1);IF([.$Q81]=1));IF([.$R81]=1));IF([.$S81]=1))" office:value-type="boolean" office:boolean-value="false" calcext:value-type="boolean">
            <text:p>FALSE</text:p>
          </table:table-cell>
          <table:table-cell table:style-name="ce113" table:formula="of:=AND(ISBLANK([.$E81]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I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J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K81])))" office:value-type="boolean" office:boolean-value="false" calcext:value-type="boolean">
            <text:p>FALSE</text:p>
          </table:table-cell>
          <table:table-cell table:style-name="ce115" table:formula="of:=AND(AND(ISBLANK([.$E81]);AND(ISBLANK([.$F81]);AND(ISBLANK([.$G81]);ISBLANK([.$H81]))));NOT(ISBLANK([.$L8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2]));OR(NOT(ISBLANK([.$F82]));OR(NOT(ISBLANK([.$G82]));NOT(ISBLANK([.$H82])))))" office:value-type="boolean" office:boolean-value="true" calcext:value-type="boolean">
            <text:p>TRUE</text:p>
          </table:table-cell>
          <table:table-cell table:style-name="ce112" table:formula="of:=OR(OR(OR(IF([.$P82]=1);IF([.$Q82]=1));IF([.$R82]=1));IF([.$S82]=1))" office:value-type="boolean" office:boolean-value="false" calcext:value-type="boolean">
            <text:p>FALSE</text:p>
          </table:table-cell>
          <table:table-cell table:style-name="ce113" table:formula="of:=AND(ISBLANK([.$E82]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I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J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K82])))" office:value-type="boolean" office:boolean-value="false" calcext:value-type="boolean">
            <text:p>FALSE</text:p>
          </table:table-cell>
          <table:table-cell table:style-name="ce115" table:formula="of:=AND(AND(ISBLANK([.$E82]);AND(ISBLANK([.$F82]);AND(ISBLANK([.$G82]);ISBLANK([.$H82]))));NOT(ISBLANK([.$L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1">T16KTR_</text:span><text:span text:style-name="T12">TH-H1R</text:span><text:span text:style-name="T13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464.6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1">T16KTR_</text:span><text:span text:style-name="T12">TH-H1L</text:span><text:span text:style-name="T11"> [O_</text:span><text:span text:style-name="T12">M</text:span><text:span text:style-name="T13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649.4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02.27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6"/>
          <table:table-cell table:style-name="ce111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6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071.88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795.2pt" svg:y="3071.88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4">T16KTR_</text:span><text:span text:style-name="T15">ST-Y -99%</text:span></text:p>
            <text:p><text:span text:style-name="T15">T16KTR_ST-Slider -99%</text:span></text:p>
            <text:p><text:span text:style-name="T14">T16KJG_</text:span><text:span text:style-name="T15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09.4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362.2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8" draw:text-style-name="P2" svg:width="82.18pt" svg:height="61.68pt" svg:x="377.21pt" svg:y="3362.26pt" draw:caption-point-x="-17.29pt" draw:caption-point-y="42.8pt">
              <dc:date>2019-10-16T00:00:00</dc:date>
              <text:p text:style-name="P1">In practice, FA18C is not normally equipped with drag chute.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M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U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6">Ship I_D </text:span><text:span text:style-name="T17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6">Sensors</text:span> <text:span text:style-name="T6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For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6">Sensors</text:span> <text:span text:style-name="T6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8]));OR(NOT(ISBLANK([.$F178]));OR(NOT(ISBLANK([.$G178]));NOT(ISBLANK([.$H178])))))" office:value-type="boolean" office:boolean-value="true" calcext:value-type="boolean">
            <text:p>TRUE</text:p>
          </table:table-cell>
          <table:table-cell table:style-name="ce112" table:formula="of:=OR(OR(OR(IF([.$P178]=1);IF([.$Q178]=1));IF([.$R178]=1));IF([.$S178]=1))" office:value-type="boolean" office:boolean-value="false" calcext:value-type="boolean">
            <text:p>FALSE</text:p>
          </table:table-cell>
          <table:table-cell table:style-name="ce113" table:formula="of:=AND(ISBLANK([.$E178]);NOT(ISBLANK([.$I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J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K178])))" office:value-type="boolean" office:boolean-value="false" calcext:value-type="boolean">
            <text:p>FALSE</text:p>
          </table:table-cell>
          <table:table-cell table:style-name="ce115" table:formula="of:=AND(AND(ISBLANK([.$E178]);AND(ISBLANK([.$F178]);AND(ISBLANK([.$G178]);ISBLANK([.$H178]))));NOT(ISBLANK([.$L1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9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78">
            <calcext:condition calcext:apply-style-name="Bad" calcext:value="=1" calcext:base-cell-address="Commands.N3"/>
          </calcext:conditional-format>
          <calcext:conditional-format calcext:target-range-address="Commands.M42:Commands.M45 Commands.M60:Commands.M61 Commands.M63:Commands.M64 Commands.M39:Commands.M40 Commands.M4:Commands.M5 Commands.M7:Commands.M8 Commands.M10:Commands.M11 Commands.M16:Commands.M17 Commands.M19:Commands.M19 Commands.M21:Commands.M21 Commands.M13:Commands.M14 Commands.M35:Commands.M37 Commands.M110:Commands.M111 Commands.M113:Commands.M114 Commands.M47:Commands.M52 Commands.M116:Commands.M117 Commands.M120:Commands.M120 Commands.M123:Commands.M123 Commands.M125:Commands.M125 Commands.D127:Commands.E127 Commands.M127:Commands.M127 Commands.D129:Commands.E129 Commands.M129:Commands.M129 Commands.D133:Commands.E134 Commands.M133:Commands.M134 Commands.E141:Commands.E141 Commands.D141:Commands.D141 Commands.M141:Commands.M141 Commands.D143:Commands.E143 Commands.M143:Commands.M143 Commands.D145:Commands.E146 Commands.M145:Commands.M146 Commands.D148:Commands.E148 Commands.M148:Commands.M148 Commands.D151:Commands.E151 Commands.M151:Commands.M151 Commands.D156:Commands.E156 Commands.M156:Commands.M156 Commands.D158:Commands.E158 Commands.M158:Commands.M158 Commands.D160:Commands.E160 Commands.M160:Commands.M160 Commands.D162:Commands.E162 Commands.M162:Commands.M162 Commands.M54:Commands.M55 Commands.M57:Commands.M58 Commands.D4:Commands.E5 Commands.D7:Commands.E8 Commands.D10:Commands.E11 Commands.D13:Commands.E14 Commands.D16:Commands.E17 Commands.D19:Commands.E19 Commands.D21:Commands.E21 Commands.D35:Commands.E37 Commands.D39:Commands.E40 Commands.D42:Commands.E45 Commands.D60:Commands.E61 Commands.D63:Commands.E64 Commands.D110:Commands.E111 Commands.D113:Commands.E114 Commands.D47:Commands.E52 Commands.D116:Commands.E117 Commands.D119:Commands.E120 Commands.D123:Commands.E123 Commands.D125:Commands.E125 Commands.D54:Commands.E55 Commands.D57:Commands.E58 Commands.E177:Commands.E178 Commands.M177:Commands.M178 Commands.D67:Commands.E68 Commands.M67:Commands.M68 Commands.D70:Commands.E71 Commands.M70:Commands.M71 Commands.D75:Commands.E75 Commands.M75:Commands.M75 Commands.D77:Commands.E77 Commands.M77:Commands.M77 Commands.D23:Commands.E24 Commands.M23:Commands.M24 Commands.D26:Commands.E27 Commands.M26:Commands.M27 Commands.D32:Commands.E33 Commands.M32:Commands.M33 Commands.M104:Commands.M104 Commands.D102:Commands.E104 Commands.M106:Commands.M108 Commands.D106:Commands.E108 Commands.M102:Commands.M103 Commands.D29:Commands.E30 Commands.M29:Commands.M30 Commands.M81:Commands.M100 Commands.D81:Commands.E100 Commands.D169:Commands.E169 Commands.M169:Commands.M169 Commands.D171:Commands.E171 Commands.M171:Commands.M171 Commands.D173:Commands.E173 Commands.M173:Commands.M173 Commands.D175:Commands.E175 Commands.M175:Commands.M175 Commands.M119:Commands.M119 Commands.D136:Commands.E136 Commands.M136:Commands.M136 Commands.D138:Commands.E138 Commands.M138:Commands.M138 Commands.D131:Commands.E131 Commands.M131:Commands.M131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2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10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1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18" table:formula="of:=AND(ISBLANK([.$C2]);NOT(ISBLANK([.$I2])))" office:value-type="boolean" office:boolean-value="false" calcext:value-type="boolean">
            <text:p>FALSE</text:p>
          </table:table-cell>
          <table:table-cell table:style-name="ce12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2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2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2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7">T16KJG_</text:span><text:span text:style-name="T12">TH-6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83" office:value-type="string" calcext:value-type="string">
            <text:p>T16KTR_<text:span text:style-name="T4">TH-X</text:span></text:p>
          </table:table-cell>
          <table:table-cell table:style-name="ce87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83" office:value-type="string" calcext:value-type="string">
            <text:p>T16KTR_<text:span text:style-name="T4">TH-Y</text:span></text:p>
          </table:table-cell>
          <table:table-cell table:style-name="ce87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1">T16KJG_</text:span><text:span text:style-name="T12">TH-1</text:span><text:span text:style-name="T13"> [O_U], T16KTR_</text:span><text:span text:style-name="T12">ST-X -99% +99%, </text:span><text:span text:style-name="T13">T16KTR_</text:span><text:span text:style-name="T12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163.22pt" draw:caption-point-x="-17.29pt" draw:caption-point-y="42.8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/>
          <table:table-cell table:style-name="ce57" office:value-type="string" calcext:value-type="string">
            <text:p>T16KJG_<text:span text:style-name="T4">TH-1</text:span><text:span text:style-name="T6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age</text:p>
          </table:table-cell>
          <table:table-cell office:value-type="string" calcext:value-type="string">
            <text:p>c</text:p>
          </table:table-cell>
          <table:table-cell table:style-name="ce87" office:value-type="string" calcext:value-type="string">
            <text:p>T16KTR_<text:span text:style-name="T4">TH-H2L</text:span> [O_U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<text:span text:style-name="T4">TH-H2L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M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4">
          <table:table-cell office:value-type="string" calcext:value-type="string">
            <text:p>Kneeboard Forward</text:p>
          </table:table-cell>
          <table:table-cell office:value-type="string" calcext:value-type="string">
            <text:p>]</text:p>
          </table:table-cell>
          <table:table-cell table:style-name="ce87" office:value-type="string" calcext:value-type="string">
            <text:p>T16KTR_<text:span text:style-name="T4">TH-HDL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Kneeboard Back</text:p>
          </table:table-cell>
          <table:table-cell office:value-type="string" calcext:value-type="string">
            <text:p>[</text:p>
          </table:table-cell>
          <table:table-cell table:style-name="ce87" office:value-type="string" calcext:value-type="string">
            <text:p>T16KTR_<text:span text:style-name="T4">TH-HDR</text:span> [I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office:value-type="string" calcext:value-type="string">
            <text:p>Application PageUp</text:p>
          </table:table-cell>
          <table:table-cell office:value-type="string" calcext:value-type="string">
            <text:p>PageUp</text:p>
          </table:table-cell>
          <table:table-cell table:style-name="ce87" office:value-type="string" calcext:value-type="string">
            <text:p>T16KTR_<text:span text:style-name="T4">TH-HDU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PageDown</text:p>
          </table:table-cell>
          <table:table-cell office:value-type="string" calcext:value-type="string">
            <text:p>PageDown</text:p>
          </table:table-cell>
          <table:table-cell table:style-name="ce87" office:value-type="string" calcext:value-type="string">
            <text:p>T16KTR_<text:span text:style-name="T4">TH-HDD</text:span> [I_D] (s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Up</text:p>
          </table:table-cell>
          <table:table-cell office:value-type="string" calcext:value-type="string">
            <text:p>RCTRL + PageUp</text:p>
          </table:table-cell>
          <table:table-cell table:style-name="ce87" office:value-type="string" calcext:value-type="string">
            <text:p>T16KTR_<text:span text:style-name="T4">TH-HDU</text:span> [I_D] (lp)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Application Tab Down</text:p>
          </table:table-cell>
          <table:table-cell office:value-type="string" calcext:value-type="string">
            <text:p>RCTRL + PageUp</text:p>
          </table:table-cell>
          <table:table-cell table:style-name="ce87" office:value-type="string" calcext:value-type="string">
            <text:p>T16KTR_<text:span text:style-name="T4">TH-HDD</text:span> [I_D]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66pt" draw:caption-point-x="-17.29pt" draw:caption-point-y="43.26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78.81pt" draw:caption-point-x="-17.29pt" draw:caption-point-y="43.26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U</text:span><text:span text:style-name="T24"> , </text:span><text:span text:style-name="T25">HOTAS – </text:span><text:span text:style-name="T26">ST-3</text:span><text:span text:style-name="T27"> I_D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1">HOTAS - </text:span><text:span text:style-name="T22">Base O_D – </text:span><text:span text:style-name="T23">D , </text:span><text:span text:style-name="T24">HOTAS</text:span><text:span text:style-name="T28"> - </text:span><text:span text:style-name="T29"> </text:span><text:span text:style-name="T30">T16KJG_TH-Slider +95%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830.8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16:'Rough - DCS FA18C'.C16 'Rough - DCS FA18C'.C3:'Rough - DCS FA18C'.C4 'Rough - DCS FA18C'.C19:'Rough - DCS FA18C'.C20 'Rough - DCS FA18C'.C35:'Rough - DCS FA18C'.C38 'Rough - DCS FA18C'.C25:'Rough - DCS FA18C'.C25 'Rough - DCS FA18C'.C30:'Rough - DCS FA18C'.C30 'Rough - DCS FA18C'.C45:'Rough - DCS FA18C'.C46 'Rough - DCS FA18C'.C48:'Rough - DCS FA18C'.C51 'Rough - DCS FA18C'.B7:'Rough - DCS FA18C'.C8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21" office:value-type="string" calcext:value-type="string">
            <text:p>L_ALT v</text:p>
          </table:table-cell>
          <table:table-cell table:style-name="ce122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29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0" table:formula="of:=AND(ISBLANK([.$C2]);NOT(ISBLANK([.$I2])))" office:value-type="boolean" office:boolean-value="false" calcext:value-type="boolean">
            <text:p>FALSE</text:p>
          </table:table-cell>
          <table:table-cell table:style-name="ce131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1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1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1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21" office:value-type="string" calcext:value-type="string">
            <text:p>R_ALT v</text:p>
          </table:table-cell>
          <table:table-cell table:style-name="ce122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7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29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0" table:formula="of:=AND(ISBLANK([.$C3]);NOT(ISBLANK([.$I3])))" office:value-type="boolean" office:boolean-value="false" calcext:value-type="boolean">
            <text:p>FALSE</text:p>
          </table:table-cell>
          <table:table-cell table:style-name="ce131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1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1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1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22" office:value-type="string" calcext:value-type="string">
            <text:p>T16KJG_<text:span text:style-name="T4">TH-1</text:span><text:span text:style-name="T6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22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22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22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22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1">Base O_D - </text:span><text:span text:style-name="T32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1">Base O_D – </text:span><text:span text:style-name="T32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3">Variant unique buttons</text:span><text:span text:style-name="T34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9">Variant unique buttons.</text:span><text:span text:style-name="T35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35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35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9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5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35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0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6">Variant unique button.</text:span><text:span text:style-name="T34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3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7"/>
          <table:table-cell table:number-columns-repeated="1022"/>
        </table:table-row>
        <table:table-row table:style-name="ro1">
          <table:table-cell table:style-name="ce13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3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3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4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0" office:value-type="string" calcext:value-type="string" table:number-columns-spanned="7" table:number-rows-spanned="1">
            <text:p>Discrepancy</text:p>
          </table:table-cell>
          <table:covered-table-cell table:style-name="ce70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1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3" table:formula="of:=AND(ISBLANK([.$E3]);NOT(ISBLANK([.$I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2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3" table:formula="of:=AND(ISBLANK([.$E4]);NOT(ISBLANK([.$I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3" table:formula="of:=AND(ISBLANK([.$E6]);NOT(ISBLANK([.$I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3" table:formula="of:=AND(ISBLANK([.$E7]);NOT(ISBLANK([.$I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3" table:formula="of:=AND(ISBLANK([.$E8]);NOT(ISBLANK([.$I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3" table:formula="of:=AND(ISBLANK([.$E10]);NOT(ISBLANK([.$I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3" table:formula="of:=AND(ISBLANK([.$E11]);NOT(ISBLANK([.$I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3" table:formula="of:=AND(ISBLANK([.$E14]);NOT(ISBLANK([.$I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2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3" table:formula="of:=AND(ISBLANK([.$E15]);NOT(ISBLANK([.$I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3" table:formula="of:=AND(ISBLANK([.$E17]);NOT(ISBLANK([.$I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3" table:formula="of:=AND(ISBLANK([.$E19]);NOT(ISBLANK([.$I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3" table:formula="of:=AND(ISBLANK([.$E21]);NOT(ISBLANK([.$I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2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3" table:formula="of:=AND(ISBLANK([.$E22]);NOT(ISBLANK([.$I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39"/>
          <table:table-cell table:style-name="ce140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3" table:formula="of:=AND(ISBLANK([.$E26]);NOT(ISBLANK([.$I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39"/>
          <table:table-cell table:style-name="ce140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2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3" table:formula="of:=AND(ISBLANK([.$E28]);NOT(ISBLANK([.$I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2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3" table:formula="of:=AND(ISBLANK([.$E34]);NOT(ISBLANK([.$I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6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3" table:formula="of:=AND(ISBLANK([.$E35]);NOT(ISBLANK([.$I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6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3" table:formula="of:=AND(ISBLANK([.$E36]);NOT(ISBLANK([.$I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0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39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2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3" table:formula="of:=AND(ISBLANK([.$E52]);NOT(ISBLANK([.$I52])))" office:value-type="boolean" office:boolean-value="true" calcext:value-type="boolean">
            <text:p>TRUE</text:p>
          </table:table-cell>
          <table:table-cell table:style-name="ce144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44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44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44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2:05:39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7T00:15:32.970000000</dc:date>
    <meta:editing-duration>P5DT18H7M56S</meta:editing-duration>
    <meta:editing-cycles>673</meta:editing-cycles>
    <meta:document-statistic meta:table-count="7" meta:cell-count="1867" meta:object-count="0"/>
  </office:meta>
</office:document-meta>
</file>